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899cm"/>
    </style:style>
    <style:style style:name="co2" style:family="table-column">
      <style:table-column-properties fo:break-before="auto" style:column-width="2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41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145cm"/>
    </style:style>
    <style:style style:name="co11" style:family="table-column">
      <style:table-column-properties fo:break-before="auto" style:column-width="1.025cm"/>
    </style:style>
    <style:style style:name="co12" style:family="table-column">
      <style:table-column-properties fo:break-before="auto" style:column-width="9.4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background-color="#ffffff" fo:border="0.06pt solid #000000"/>
      <style:text-properties fo:color="#000000"/>
    </style:style>
    <style:style style:name="ce7" style:family="table-cell" style:parent-style-name="Default">
      <style:table-cell-properties fo:background-color="#111111"/>
      <style:text-properties fo:color="#ffffff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33ff99"/>
      <style:text-properties fo:color="#000000"/>
    </style:style>
    <style:style style:name="ce11" style:family="table-cell" style:parent-style-name="Default">
      <style:table-cell-properties fo:background-color="#ff3300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Droid Sans Devanagari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3" table:default-cell-style-name="ce1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X3</text:p>
          </table:table-cell>
          <table:table-cell table:style-name="ce7" office:value-type="string" calcext:value-type="string">
            <text:p>X4</text:p>
          </table:table-cell>
          <table:table-cell table:style-name="ce7" office:value-type="string" calcext:value-type="string">
            <text:p>X5</text:p>
          </table:table-cell>
          <table:table-cell table:style-name="ce7" office:value-type="string" calcext:value-type="string">
            <text:p>Target</text:p>
          </table:table-cell>
          <table:table-cell/>
          <table:table-cell table:style-name="ce12" office:value-type="string" calcext:value-type="string" table:number-columns-spanned="4" table:number-rows-spanned="1">
            <text:p>Probability distribution at current node</text:p>
          </table:table-cell>
          <table:covered-table-cell table:number-columns-repeated="3"/>
          <table:table-cell/>
          <table:table-cell table:style-name="ce12" office:value-type="string" calcext:value-type="string" table:number-columns-spanned="4" table:number-rows-spanned="1">
            <text:p>Probability distribution when X1 ∈ S</text:p>
          </table:table-cell>
          <table:covered-table-cell table:number-columns-repeated="3"/>
          <table:table-cell/>
          <table:table-cell table:style-name="ce12" office:value-type="string" calcext:value-type="string" table:number-columns-spanned="4" table:number-rows-spanned="1">
            <text:p>Probability distribution when X1 ∉ S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Word from X1 belongs to the set under consideration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was</text:p>
          </table:table-cell>
          <table:table-cell table:style-name="ce1" office:value-type="string" calcext:value-type="string">
            <text:p>asked</text:p>
          </table:table-cell>
          <table:table-cell table:style-name="ce10" office:value-type="string" calcext:value-type="string">
            <text:p>for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Word from X1 does not belong to the set under consideration 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table:formula="of:=([.J3])/35" office:value-type="float" office:value="0.0857142857142857" calcext:value-type="float">
            <text:p>0.0857142857</text:p>
          </table:table-cell>
          <table:table-cell table:formula="of:=-LOG([.K3];2)*[.K3]" office:value-type="float" office:value="0.303798901390612" calcext:value-type="float">
            <text:p>0.3037989014</text:p>
          </table:table-cell>
          <table:table-cell/>
          <table:table-cell office:value-type="string" calcext:value-type="string">
            <text:p>the</text:p>
          </table:table-cell>
          <table:table-cell office:value-type="float" office:value="0" calcext:value-type="float">
            <text:p>0</text:p>
          </table:table-cell>
          <table:table-cell table:formula="of:=([.O3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table:formula="of:=([.T3])/25" office:value-type="float" office:value="0.12" calcext:value-type="float">
            <text:p>0.12</text:p>
          </table:table-cell>
          <table:table-cell table:formula="of:=-LOG([.U3];2)*[.U3]" office:value-type="float" office:value="0.367067242686428" calcext:value-type="float">
            <text:p>0.3670672427</text:p>
          </table:table-cell>
        </table:table-row>
        <table:table-row table:style-name="ro1">
          <table:covered-table-cell/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J4])/3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O4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T4])/25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1" calcext:value-type="float">
            <text:p>1</text:p>
          </table:table-cell>
          <table:table-cell table:formula="of:=([.J5])/35" office:value-type="float" office:value="0.0285714285714286" calcext:value-type="float">
            <text:p>0.0285714286</text:p>
          </table:table-cell>
          <table:table-cell table:formula="of:=-LOG([.K5];2)*[.K5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" calcext:value-type="float">
            <text:p>0</text:p>
          </table:table-cell>
          <table:table-cell table:formula="of:=([.O5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office:value-type="float" office:value="1" calcext:value-type="float">
            <text:p>1</text:p>
          </table:table-cell>
          <table:table-cell table:formula="of:=([.T5])/25" office:value-type="float" office:value="0.04" calcext:value-type="float">
            <text:p>0.04</text:p>
          </table:table-cell>
          <table:table-cell table:formula="of:=-LOG([.U5];2)*[.U5]" office:value-type="float" office:value="0.185754247590989" calcext:value-type="float">
            <text:p>0.1857542476</text:p>
          </table:table-cell>
        </table:table-row>
        <table:table-row table:style-name="ro1">
          <table:covered-table-cell/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J6])/3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O6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T6])/2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half</text:p>
          </table:table-cell>
          <table:table-cell table:style-name="ce10" office:value-type="string" calcext:value-type="string">
            <text:p>in</text:p>
          </table:table-cell>
          <table:table-cell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J7])/3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O7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T7])/2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half</text:p>
          </table:table-cell>
          <table:table-cell table:style-name="ce1" office:value-type="string" calcext:value-type="string">
            <text:p>in</text:p>
          </table:table-cell>
          <table:table-cell table:style-name="ce10" office:value-type="string" calcext:value-type="string">
            <text:p>jest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formula="of:=([.J8])/35" office:value-type="float" office:value="0.0285714285714286" calcext:value-type="float">
            <text:p>0.0285714286</text:p>
          </table:table-cell>
          <table:table-cell table:formula="of:=-LOG([.K8];2)*[.K8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formula="of:=([.O8])/10" office:value-type="float" office:value="0.1" calcext:value-type="float">
            <text:p>0.1</text:p>
          </table:table-cell>
          <table:table-cell table:formula="of:=-LOG([.P8];2)*[.P8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0" calcext:value-type="float">
            <text:p>0</text:p>
          </table:table-cell>
          <table:table-cell table:formula="of:=([.T8])/2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table:formula="of:=([.J9])/35" office:value-type="float" office:value="0.0571428571428571" calcext:value-type="float">
            <text:p>0.0571428571</text:p>
          </table:table-cell>
          <table:table-cell table:formula="of:=-LOG([.K9];2)*[.K9]" office:value-type="float" office:value="0.235959029539712" calcext:value-type="float">
            <text:p>0.2359590295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formula="of:=([.O9])/10" office:value-type="float" office:value="0.1" calcext:value-type="float">
            <text:p>0.1</text:p>
          </table:table-cell>
          <table:table-cell table:formula="of:=-LOG([.P9];2)*[.P9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formula="of:=([.T9])/25" office:value-type="float" office:value="0.04" calcext:value-type="float">
            <text:p>0.04</text:p>
          </table:table-cell>
          <table:table-cell table:formula="of:=-LOG([.U9];2)*[.U9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formula="of:=([.J10])/35" office:value-type="float" office:value="0.0571428571428571" calcext:value-type="float">
            <text:p>0.0571428571</text:p>
          </table:table-cell>
          <table:table-cell table:formula="of:=-LOG([.K10];2)*[.K10]" office:value-type="float" office:value="0.235959029539712" calcext:value-type="float">
            <text:p>0.235959029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formula="of:=([.O10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formula="of:=([.T10])/25" office:value-type="float" office:value="0.08" calcext:value-type="float">
            <text:p>0.08</text:p>
          </table:table-cell>
          <table:table-cell table:formula="of:=-LOG([.U10];2)*[.U10]" office:value-type="float" office:value="0.291508495181978" calcext:value-type="float">
            <text:p>0.2915084952</text:p>
          </table:table-cell>
        </table:table-row>
        <table:table-row table:style-name="ro1"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table:formula="of:=([.J11])/35" office:value-type="float" office:value="0.0285714285714286" calcext:value-type="float">
            <text:p>0.0285714286</text:p>
          </table:table-cell>
          <table:table-cell table:formula="of:=-LOG([.K11];2)*[.K11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0" calcext:value-type="float">
            <text:p>0</text:p>
          </table:table-cell>
          <table:table-cell table:formula="of:=([.O11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table:formula="of:=([.T11])/25" office:value-type="float" office:value="0.04" calcext:value-type="float">
            <text:p>0.04</text:p>
          </table:table-cell>
          <table:table-cell table:formula="of:=-LOG([.U11];2)*[.U11]" office:value-type="float" office:value="0.185754247590989" calcext:value-type="float">
            <text:p>0.185754247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jest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float" office:value="21" calcext:value-type="float">
            <text:p>21</text:p>
          </table:table-cell>
          <table:table-cell table:style-name="ce10" office:value-type="float" office:value="2061" calcext:value-type="float">
            <text:p>2061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([.J12])/35" office:value-type="float" office:value="0.0285714285714286" calcext:value-type="float">
            <text:p>0.0285714286</text:p>
          </table:table-cell>
          <table:table-cell table:formula="of:=-LOG([.K12];2)*[.K12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([.O12])/10" office:value-type="float" office:value="0.1" calcext:value-type="float">
            <text:p>0.1</text:p>
          </table:table-cell>
          <table:table-cell table:formula="of:=-LOG([.P12];2)*[.P12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formula="of:=([.T12])/2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1" calcext:value-type="float">
            <text:p>1</text:p>
          </table:table-cell>
          <table:table-cell table:formula="of:=([.J13])/35" office:value-type="float" office:value="0.0285714285714286" calcext:value-type="float">
            <text:p>0.0285714286</text:p>
          </table:table-cell>
          <table:table-cell table:formula="of:=-LOG([.K13];2)*[.K13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1" calcext:value-type="float">
            <text:p>1</text:p>
          </table:table-cell>
          <table:table-cell table:formula="of:=([.O13])/10" office:value-type="float" office:value="0.1" calcext:value-type="float">
            <text:p>0.1</text:p>
          </table:table-cell>
          <table:table-cell table:formula="of:=-LOG([.P13];2)*[.P13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0" calcext:value-type="float">
            <text:p>0</text:p>
          </table:table-cell>
          <table:table-cell table:formula="of:=([.T13])/2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([.J14])/35" office:value-type="float" office:value="0.0285714285714286" calcext:value-type="float">
            <text:p>0.0285714286</text:p>
          </table:table-cell>
          <table:table-cell table:formula="of:=-LOG([.K14];2)*[.K14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([.O14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([.T14])/25" office:value-type="float" office:value="0.04" calcext:value-type="float">
            <text:p>0.04</text:p>
          </table:table-cell>
          <table:table-cell table:formula="of:=-LOG([.U14];2)*[.U14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formula="of:=([.J15])/35" office:value-type="float" office:value="0.0285714285714286" calcext:value-type="float">
            <text:p>0.0285714286</text:p>
          </table:table-cell>
          <table:table-cell table:formula="of:=-LOG([.K15];2)*[.K15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table:formula="of:=([.O15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formula="of:=([.T15])/25" office:value-type="float" office:value="0.04" calcext:value-type="float">
            <text:p>0.04</text:p>
          </table:table-cell>
          <table:table-cell table:formula="of:=-LOG([.U15];2)*[.U15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J16])/35" office:value-type="float" office:value="0.0285714285714286" calcext:value-type="float">
            <text:p>0.0285714286</text:p>
          </table:table-cell>
          <table:table-cell table:formula="of:=-LOG([.K16];2)*[.K16]" office:value-type="float" office:value="0.146550943341285" calcext:value-type="float">
            <text:p>0.14655094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([.O16])/10"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T16])/25" office:value-type="float" office:value="0.04" calcext:value-type="float">
            <text:p>0.04</text:p>
          </table:table-cell>
          <table:table-cell table:formula="of:=-LOG([.U16];2)*[.U16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formula="of:=([.J17])/35" office:value-type="float" office:value="0.0285714285714286" calcext:value-type="float">
            <text:p>0.0285714286</text:p>
          </table:table-cell>
          <table:table-cell table:formula="of:=-LOG([.K17];2)*[.K17]" office:value-type="float" office:value="0.146550943341285" calcext:value-type="float">
            <text:p>0.1465509433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formula="of:=([.O17])/10" office:value-type="float" office:value="0.1" calcext:value-type="float">
            <text:p>0.1</text:p>
          </table:table-cell>
          <table:table-cell table:formula="of:=-LOG([.P17];2)*[.P17]" office:value-type="float" office:value="0.332192809488736" calcext:value-type="float">
            <text:p>0.3321928095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  <table:table-cell table:formula="of:=([.T17])/2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humanity</text:p>
          </table:table-cell>
          <table:table-cell table:style-name="ce10" office:value-type="string" calcext:value-type="string">
            <text:p>first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([.J18])/35" office:value-type="float" office:value="0.0285714285714286" calcext:value-type="float">
            <text:p>0.0285714286</text:p>
          </table:table-cell>
          <table:table-cell table:formula="of:=-LOG([.K18];2)*[.K18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table:formula="of:=([.O18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([.T18])/25" office:value-type="float" office:value="0.04" calcext:value-type="float">
            <text:p>0.04</text:p>
          </table:table-cell>
          <table:table-cell table:formula="of:=-LOG([.U18];2)*[.U18]" office:value-type="float" office:value="0.185754247590989" calcext:value-type="float">
            <text:p>0.185754247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humanity</text:p>
          </table:table-cell>
          <table:table-cell table:style-name="ce1" office:value-type="string" calcext:value-type="string">
            <text:p>first</text:p>
          </table:table-cell>
          <table:table-cell table:style-name="ce10" office:value-type="string" calcext:value-type="string">
            <text:p>stepped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([.J19])/35" office:value-type="float" office:value="0.0857142857142857" calcext:value-type="float">
            <text:p>0.0857142857</text:p>
          </table:table-cell>
          <table:table-cell table:formula="of:=-LOG([.K19];2)*[.K19]" office:value-type="float" office:value="0.303798901390612" calcext:value-type="float">
            <text:p>0.303798901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([.O19])/10" office:value-type="float" office:value="0.1" calcext:value-type="float">
            <text:p>0.1</text:p>
          </table:table-cell>
          <table:table-cell table:formula="of:=-LOG([.P19];2)*[.P19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([.T19])/25" office:value-type="float" office:value="0.08" calcext:value-type="float">
            <text:p>0.08</text:p>
          </table:table-cell>
          <table:table-cell table:formula="of:=-LOG([.U19];2)*[.U19]" office:value-type="float" office:value="0.291508495181978" calcext:value-type="float">
            <text:p>0.29150849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/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table:formula="of:=([.J20])/35" office:value-type="float" office:value="0.0285714285714286" calcext:value-type="float">
            <text:p>0.0285714286</text:p>
          </table:table-cell>
          <table:table-cell table:formula="of:=-LOG([.K20];2)*[.K20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when</text:p>
          </table:table-cell>
          <table:table-cell office:value-type="float" office:value="0" calcext:value-type="float">
            <text:p>0</text:p>
          </table:table-cell>
          <table:table-cell table:formula="of:=([.O20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table:formula="of:=([.T20])/25" office:value-type="float" office:value="0.04" calcext:value-type="float">
            <text:p>0.04</text:p>
          </table:table-cell>
          <table:table-cell table:formula="of:=-LOG([.U20];2)*[.U20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table:formula="of:=([.J21])/35" office:value-type="float" office:value="0.0285714285714286" calcext:value-type="float">
            <text:p>0.0285714286</text:p>
          </table:table-cell>
          <table:table-cell table:formula="of:=-LOG([.K21];2)*[.K21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0" calcext:value-type="float">
            <text:p>0</text:p>
          </table:table-cell>
          <table:table-cell table:formula="of:=([.O21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table:formula="of:=([.T21])/25" office:value-type="float" office:value="0.04" calcext:value-type="float">
            <text:p>0.04</text:p>
          </table:table-cell>
          <table:table-cell table:formula="of:=-LOG([.U21];2)*[.U21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1" calcext:value-type="float">
            <text:p>1</text:p>
          </table:table-cell>
          <table:table-cell table:formula="of:=([.J22])/35" office:value-type="float" office:value="0.0285714285714286" calcext:value-type="float">
            <text:p>0.0285714286</text:p>
          </table:table-cell>
          <table:table-cell table:formula="of:=-LOG([.K22];2)*[.K22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1" calcext:value-type="float">
            <text:p>1</text:p>
          </table:table-cell>
          <table:table-cell table:formula="of:=([.O22])/10" office:value-type="float" office:value="0.1" calcext:value-type="float">
            <text:p>0.1</text:p>
          </table:table-cell>
          <table:table-cell table:formula="of:=-LOG([.P22];2)*[.P22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0" calcext:value-type="float">
            <text:p>0</text:p>
          </table:table-cell>
          <table:table-cell table:formula="of:=([.T22])/2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table:formula="of:=([.J23])/35" office:value-type="float" office:value="0.0285714285714286" calcext:value-type="float">
            <text:p>0.0285714286</text:p>
          </table:table-cell>
          <table:table-cell table:formula="of:=-LOG([.K23];2)*[.K23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into</text:p>
          </table:table-cell>
          <table:table-cell office:value-type="float" office:value="0" calcext:value-type="float">
            <text:p>0</text:p>
          </table:table-cell>
          <table:table-cell table:formula="of:=([.O23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table:formula="of:=([.T23])/25" office:value-type="float" office:value="0.04" calcext:value-type="float">
            <text:p>0.04</text:p>
          </table:table-cell>
          <table:table-cell table:formula="of:=-LOG([.U23];2)*[.U23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table:formula="of:=([.J24])/35" office:value-type="float" office:value="0.0285714285714286" calcext:value-type="float">
            <text:p>0.0285714286</text:p>
          </table:table-cell>
          <table:table-cell table:formula="of:=-LOG([.K24];2)*[.K24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0" calcext:value-type="float">
            <text:p>0</text:p>
          </table:table-cell>
          <table:table-cell table:formula="of:=([.O24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table:formula="of:=([.T24])/25" office:value-type="float" office:value="0.04" calcext:value-type="float">
            <text:p>0.04</text:p>
          </table:table-cell>
          <table:table-cell table:formula="of:=-LOG([.U24];2)*[.U24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table:formula="of:=([.J25])/35" office:value-type="float" office:value="0.0285714285714286" calcext:value-type="float">
            <text:p>0.0285714286</text:p>
          </table:table-cell>
          <table:table-cell table:formula="of:=-LOG([.K25];2)*[.K25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0" calcext:value-type="float">
            <text:p>0</text:p>
          </table:table-cell>
          <table:table-cell table:formula="of:=([.O25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table:formula="of:=([.T25])/25" office:value-type="float" office:value="0.04" calcext:value-type="float">
            <text:p>0.04</text:p>
          </table:table-cell>
          <table:table-cell table:formula="of:=-LOG([.U25];2)*[.U25]" office:value-type="float" office:value="0.185754247590989" calcext:value-type="float">
            <text:p>0.185754247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the 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came</text:p>
          </table:table-cell>
          <table:table-cell table:style-name="ce10" office:value-type="string" calcext:value-type="string">
            <text:p>about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table:formula="of:=([.J26])/35" office:value-type="float" office:value="0.0285714285714286" calcext:value-type="float">
            <text:p>0.0285714286</text:p>
          </table:table-cell>
          <table:table-cell table:formula="of:=-LOG([.K26];2)*[.K26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table:formula="of:=([.O26])/10" office:value-type="float" office:value="0.1" calcext:value-type="float">
            <text:p>0.1</text:p>
          </table:table-cell>
          <table:table-cell table:formula="of:=-LOG([.P26];2)*[.P26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0" calcext:value-type="float">
            <text:p>0</text:p>
          </table:table-cell>
          <table:table-cell table:formula="of:=([.T26])/2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formula="of:=([.J27])/35" office:value-type="float" office:value="0.0285714285714286" calcext:value-type="float">
            <text:p>0.0285714286</text:p>
          </table:table-cell>
          <table:table-cell table:formula="of:=-LOG([.K27];2)*[.K27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result</text:p>
          </table:table-cell>
          <table:table-cell office:value-type="float" office:value="0" calcext:value-type="float">
            <text:p>0</text:p>
          </table:table-cell>
          <table:table-cell table:formula="of:=([.O27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formula="of:=([.T27])/25" office:value-type="float" office:value="0.04" calcext:value-type="float">
            <text:p>0.04</text:p>
          </table:table-cell>
          <table:table-cell table:formula="of:=-LOG([.U27];2)*[.U27]" office:value-type="float" office:value="0.185754247590989" calcext:value-type="float">
            <text:p>0.185754247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came</text:p>
          </table:table-cell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as</text:p>
          </table:table-cell>
          <table:table-cell table:style-name="ce10" office:value-type="string" calcext:value-type="string">
            <text:p>a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formula="of:=([.J28])/35" office:value-type="float" office:value="0.0285714285714286" calcext:value-type="float">
            <text:p>0.0285714286</text:p>
          </table:table-cell>
          <table:table-cell table:formula="of:=-LOG([.K28];2)*[.K28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0" calcext:value-type="float">
            <text:p>0</text:p>
          </table:table-cell>
          <table:table-cell table:formula="of:=([.O28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formula="of:=([.T28])/25" office:value-type="float" office:value="0.04" calcext:value-type="float">
            <text:p>0.04</text:p>
          </table:table-cell>
          <table:table-cell table:formula="of:=-LOG([.U28];2)*[.U28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formula="of:=([.J29])/35" office:value-type="float" office:value="0.0285714285714286" calcext:value-type="float">
            <text:p>0.0285714286</text:p>
          </table:table-cell>
          <table:table-cell table:formula="of:=-LOG([.K29];2)*[.K29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0" calcext:value-type="float">
            <text:p>0</text:p>
          </table:table-cell>
          <table:table-cell table:formula="of:=([.O29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formula="of:=([.T29])/25" office:value-type="float" office:value="0.04" calcext:value-type="float">
            <text:p>0.04</text:p>
          </table:table-cell>
          <table:table-cell table:formula="of:=-LOG([.U29];2)*[.U29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formula="of:=([.J30])/35" office:value-type="float" office:value="0.0285714285714286" calcext:value-type="float">
            <text:p>0.0285714286</text:p>
          </table:table-cell>
          <table:table-cell table:formula="of:=-LOG([.K30];2)*[.K30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formula="of:=([.O30])/10" office:value-type="float" office:value="0.1" calcext:value-type="float">
            <text:p>0.1</text:p>
          </table:table-cell>
          <table:table-cell table:formula="of:=-LOG([.P30];2)*[.P30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0" calcext:value-type="float">
            <text:p>0</text:p>
          </table:table-cell>
          <table:table-cell table:formula="of:=([.T30])/2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table:formula="of:=([.J31])/35" office:value-type="float" office:value="0.0285714285714286" calcext:value-type="float">
            <text:p>0.0285714286</text:p>
          </table:table-cell>
          <table:table-cell table:formula="of:=-LOG([.K31];2)*[.K31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bet</text:p>
          </table:table-cell>
          <table:table-cell office:value-type="float" office:value="0" calcext:value-type="float">
            <text:p>0</text:p>
          </table:table-cell>
          <table:table-cell table:formula="of:=([.O31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table:formula="of:=([.T31])/25" office:value-type="float" office:value="0.04" calcext:value-type="float">
            <text:p>0.04</text:p>
          </table:table-cell>
          <table:table-cell table:formula="of:=-LOG([.U31];2)*[.U31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formula="of:=([.J32])/35" office:value-type="float" office:value="0.0285714285714286" calcext:value-type="float">
            <text:p>0.0285714286</text:p>
          </table:table-cell>
          <table:table-cell table:formula="of:=-LOG([.K32];2)*[.K32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0" calcext:value-type="float">
            <text:p>0</text:p>
          </table:table-cell>
          <table:table-cell table:formula="of:=([.O32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formula="of:=([.T32])/25" office:value-type="float" office:value="0.04" calcext:value-type="float">
            <text:p>0.04</text:p>
          </table:table-cell>
          <table:table-cell table:formula="of:=-LOG([.U32];2)*[.U32]" office:value-type="float" office:value="0.185754247590989" calcext:value-type="float">
            <text:p>0.185754247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five</text:p>
          </table:table-cell>
          <table:table-cell table:style-name="ce10" office:value-type="string" calcext:value-type="string">
            <text:p>dollar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1" calcext:value-type="float">
            <text:p>1</text:p>
          </table:table-cell>
          <table:table-cell table:formula="of:=([.J33])/35" office:value-type="float" office:value="0.0285714285714286" calcext:value-type="float">
            <text:p>0.0285714286</text:p>
          </table:table-cell>
          <table:table-cell table:formula="of:=-LOG([.K33];2)*[.K33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1" calcext:value-type="float">
            <text:p>1</text:p>
          </table:table-cell>
          <table:table-cell table:formula="of:=([.O33])/10" office:value-type="float" office:value="0.1" calcext:value-type="float">
            <text:p>0.1</text:p>
          </table:table-cell>
          <table:table-cell table:formula="of:=-LOG([.P33];2)*[.P33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0" calcext:value-type="float">
            <text:p>0</text:p>
          </table:table-cell>
          <table:table-cell table:formula="of:=([.T33])/2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formula="of:=([.J34])/35" office:value-type="float" office:value="0.0285714285714286" calcext:value-type="float">
            <text:p>0.0285714286</text:p>
          </table:table-cell>
          <table:table-cell table:formula="of:=-LOG([.K34];2)*[.K34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0" calcext:value-type="float">
            <text:p>0</text:p>
          </table:table-cell>
          <table:table-cell table:formula="of:=([.O34])/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formula="of:=([.T34])/25" office:value-type="float" office:value="0.04" calcext:value-type="float">
            <text:p>0.04</text:p>
          </table:table-cell>
          <table:table-cell table:formula="of:=-LOG([.U34];2)*[.U34]" office:value-type="float" office:value="0.185754247590989" calcext:value-type="float">
            <text:p>0.1857542476</text:p>
          </table:table-cell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over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table:formula="of:=SUM([.J3:.J34])" office:value-type="float" office:value="35" calcext:value-type="float">
            <text:p>35</text:p>
          </table:table-cell>
          <table:table-cell table:style-name="ce1" table:formula="of:=SUM([.K3:.K34])" office:value-type="float" office:value="1" calcext:value-type="float">
            <text:p>1</text:p>
          </table:table-cell>
          <table:table-cell table:style-name="ce1" table:formula="of:=SUM([.L3:.L34])" office:value-type="float" office:value="4.74328944539277" calcext:value-type="float">
            <text:p>4.743289445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table:formula="of:=SUM([.O3:.O34])" office:value-type="float" office:value="10" calcext:value-type="float">
            <text:p>10</text:p>
          </table:table-cell>
          <table:table-cell table:style-name="ce1" table:formula="of:=SUM([.P3:.P34])" office:value-type="float" office:value="1" calcext:value-type="float">
            <text:p>1</text:p>
          </table:table-cell>
          <table:table-cell table:formula="of:=SUM([.Q8:.Q33])" office:value-type="float" office:value="3.32192809488736" calcext:value-type="float">
            <text:p>3.3219280949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table:formula="of:=SUM([.T3:.T34])" office:value-type="float" office:value="25" calcext:value-type="float">
            <text:p>25</text:p>
          </table:table-cell>
          <table:table-cell table:style-name="ce1" table:formula="of:=SUM([.U3:.U34])" office:value-type="float" office:value="1" calcext:value-type="float">
            <text:p>1</text:p>
          </table:table-cell>
          <table:table-cell table:style-name="ce14" table:formula="of:=SUM([.V3:.V34])" office:value-type="float" office:value="4.29366068968819" calcext:value-type="float">
            <text:p>4.293660689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five</text:p>
          </table:table-cell>
          <table:table-cell table:style-name="ce1" office:value-type="string" calcext:value-type="string">
            <text:p>dollar</text:p>
          </table:table-cell>
          <table:table-cell table:style-name="ce1" office:value-type="string" calcext:value-type="string">
            <text:p>bet</text:p>
          </table:table-cell>
          <table:table-cell table:style-name="ce1" office:value-type="string" calcext:value-type="string">
            <text:p>over</text:p>
          </table:table-cell>
          <table:table-cell table:style-name="ce10" office:value-type="string" calcext:value-type="string">
            <text:p>highballs</text:p>
          </table:table-cell>
          <table:table-cell table:number-columns-repeated="3"/>
          <table:table-cell table:style-name="ce13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4" office:value-type="string" calcext:value-type="string">
            <text:p>Predictor Variable</text:p>
          </table:table-cell>
          <table:table-cell table:style-name="ce8" office:value-type="string" calcext:value-type="string">
            <text:p>Set</text:p>
          </table:table-cell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8" office:value-type="string" calcext:value-type="string">
            <text:p>the, for, in, at, a</text:p>
          </table:table-cell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 office:value-type="string" calcext:value-type="string">
            <text:p>Equation (7)</text:p>
          </table:table-cell>
          <table:table-cell table:style-name="Default" table:number-columns-repeated="6"/>
          <table:table-cell table:number-columns-repeated="15"/>
        </table:table-row>
        <table:table-row table:style-name="ro1">
          <table:table-cell table:style-name="Default" office:value-type="string" calcext:value-type="string">
            <text:p>Pr {Xi ∈ S}</text:p>
          </table:table-cell>
          <table:table-cell table:style-name="Default" office:value-type="string" calcext:value-type="string">
            <text:p>10/35</text:p>
          </table:table-cell>
          <table:table-cell table:style-name="Default" table:formula="of:=10/35" office:value-type="float" office:value="0.285714285714286" calcext:value-type="float">
            <text:p>0.285714285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Sigma(Pr{wj | c, Xi ∈ S }* log2(Pr{wj | c, Xi ∈ S ))</text:p>
          </table:table-cell>
          <table:table-cell table:style-name="Default"/>
          <table:table-cell table:style-name="Default" table:formula="of:=SUM([.Q8:.Q33])" office:value-type="float" office:value="3.32192809488736" calcext:value-type="float">
            <text:p>3.3219280949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Pr{Xi ∉ S}</text:p>
          </table:table-cell>
          <table:table-cell table:style-name="Default" office:value-type="string" calcext:value-type="string">
            <text:p>25/35</text:p>
          </table:table-cell>
          <table:table-cell table:style-name="Default" table:formula="of:=25/35" office:value-type="float" office:value="0.714285714285714" calcext:value-type="float">
            <text:p>0.7142857143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Sigma(Pr{wj | c, Xi ∉ S }* log2(Pr{wj | c, Xi ∉ S ))</text:p>
          </table:table-cell>
          <table:table-cell table:style-name="Default"/>
          <table:table-cell table:style-name="Default" table:formula="of:=SUM([.V3:.V34])" office:value-type="float" office:value="4.29366068968819" calcext:value-type="float">
            <text:p>4.293660689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Conditional Entropy Hc</text:p>
          </table:table-cell>
          <table:table-cell table:style-name="Default"/>
          <table:table-cell table:style-name="Default" table:formula="of:=[.C43]*[.C44]+[.C45]*[.C46]" office:value-type="float" office:value="4.01602280545938" calcext:value-type="float">
            <text:p>4.0160228055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5" office:value-type="string" calcext:value-type="string">
            <text:p>Reduction</text:p>
          </table:table-cell>
          <table:table-cell table:style-name="ce6"/>
          <table:table-cell table:style-name="ce6" table:formula="of:=[.L35]-[.C47]" office:value-type="float" office:value="0.727266639933387" calcext:value-type="float">
            <text:p>0.7272666399</text:p>
          </table:table-cell>
          <table:table-cell table:style-name="ce6"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6"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table:number-columns-repeated="2"/>
          <table:table-cell table:style-name="ce9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table:number-columns-repeated="3"/>
          <table:table-cell table:style-name="ce9"/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table:number-columns-repeated="2"/>
          <table:table-cell table:style-name="ce9"/>
          <table:table-cell table:style-name="Default" table:number-columns-repeated="4"/>
          <table:table-cell table:number-columns-repeated="15"/>
        </table:table-row>
      </table:table>
      <table:table table:name="Sheet2" table:style-name="ta1">
        <table:table-column table:style-name="co12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3" table:default-cell-style-name="ce1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X3</text:p>
          </table:table-cell>
          <table:table-cell table:style-name="ce7" office:value-type="string" calcext:value-type="string">
            <text:p>X4</text:p>
          </table:table-cell>
          <table:table-cell table:style-name="ce7" office:value-type="string" calcext:value-type="string">
            <text:p>X5</text:p>
          </table:table-cell>
          <table:table-cell table:style-name="ce7" office:value-type="string" calcext:value-type="string">
            <text:p>Target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" table:number-rows-spanned="4">
            <text:p>Word from X1 does not belong to the set under consideration 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as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table:formula="of:=([.J3])/35" office:value-type="float" office:value="0.0857142857142857" calcext:value-type="float">
            <text:p>0.0857142857</text:p>
          </table:table-cell>
          <table:table-cell table:formula="of:=-LOG([.K3];2)*[.K3]" office:value-type="float" office:value="0.303798901390612" calcext:value-type="float">
            <text:p>0.3037989014</text:p>
          </table:table-cell>
          <table:table-cell/>
          <table:table-cell office:value-type="string" calcext:value-type="string">
            <text:p>the</text:p>
          </table:table-cell>
          <table:table-cell office:value-type="float" office:value="0" calcext:value-type="float">
            <text:p>0</text:p>
          </table:table-cell>
          <table:table-cell table:formula="of:=([.O3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table:formula="of:=([.T3])/26" office:value-type="float" office:value="0.115384615384615" calcext:value-type="float">
            <text:p>0.1153846154</text:p>
          </table:table-cell>
          <table:table-cell table:formula="of:=-LOG([.U3];2)*[.U3]" office:value-type="float" office:value="0.359478140471531" calcext:value-type="float">
            <text:p>0.3594781405</text:p>
          </table:table-cell>
        </table:table-row>
        <table:table-row table:style-name="ro1">
          <table:covered-table-cell/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J4])/3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O4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T4])/26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1" calcext:value-type="float">
            <text:p>1</text:p>
          </table:table-cell>
          <table:table-cell table:formula="of:=([.J5])/35" office:value-type="float" office:value="0.0285714285714286" calcext:value-type="float">
            <text:p>0.0285714286</text:p>
          </table:table-cell>
          <table:table-cell table:formula="of:=-LOG([.K5];2)*[.K5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" calcext:value-type="float">
            <text:p>0</text:p>
          </table:table-cell>
          <table:table-cell table:formula="of:=([.O5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office:value-type="float" office:value="1" calcext:value-type="float">
            <text:p>1</text:p>
          </table:table-cell>
          <table:table-cell table:formula="of:=([.T5])/26" office:value-type="float" office:value="0.0384615384615385" calcext:value-type="float">
            <text:p>0.0384615385</text:p>
          </table:table-cell>
          <table:table-cell table:formula="of:=-LOG([.U5];2)*[.U5]" office:value-type="float" office:value="0.180786143005427" calcext:value-type="float">
            <text:p>0.180786143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2">
            <text:p>Word from X1 belongs to the set under consideration</text:p>
          </table:table-cell>
          <table:table-cell table:style-name="ce1" office:value-type="string" calcext:value-type="string">
            <text:p>asked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half</text:p>
          </table:table-cell>
          <table:table-cell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J6])/3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O6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T6])/26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half</text:p>
          </table:table-cell>
          <table:table-cell table:style-name="ce10" office:value-type="string" calcext:value-type="string">
            <text:p>in</text:p>
          </table:table-cell>
          <table:table-cell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J7])/3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O7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T7])/2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formula="of:=([.J8])/35" office:value-type="float" office:value="0.0285714285714286" calcext:value-type="float">
            <text:p>0.0285714286</text:p>
          </table:table-cell>
          <table:table-cell table:formula="of:=-LOG([.K8];2)*[.K8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0" calcext:value-type="float">
            <text:p>0</text:p>
          </table:table-cell>
          <table:table-cell table:formula="of:=([.O8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formula="of:=([.T8])/26" office:value-type="float" office:value="0.0384615384615385" calcext:value-type="float">
            <text:p>0.0384615385</text:p>
          </table:table-cell>
          <table:table-cell table:formula="of:=-LOG([.U8];2)*[.U8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table:formula="of:=([.J9])/35" office:value-type="float" office:value="0.0571428571428571" calcext:value-type="float">
            <text:p>0.0571428571</text:p>
          </table:table-cell>
          <table:table-cell table:formula="of:=-LOG([.K9];2)*[.K9]" office:value-type="float" office:value="0.235959029539712" calcext:value-type="float">
            <text:p>0.2359590295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formula="of:=([.O9])/9" office:value-type="float" office:value="0.111111111111111" calcext:value-type="float">
            <text:p>0.1111111111</text:p>
          </table:table-cell>
          <table:table-cell table:formula="of:=-LOG([.P9];2)*[.P9]" office:value-type="float" office:value="0.352213889049146" calcext:value-type="float">
            <text:p>0.352213889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formula="of:=([.T9])/26" office:value-type="float" office:value="0.0384615384615385" calcext:value-type="float">
            <text:p>0.0384615385</text:p>
          </table:table-cell>
          <table:table-cell table:formula="of:=-LOG([.U9];2)*[.U9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formula="of:=([.J10])/35" office:value-type="float" office:value="0.0571428571428571" calcext:value-type="float">
            <text:p>0.0571428571</text:p>
          </table:table-cell>
          <table:table-cell table:formula="of:=-LOG([.K10];2)*[.K10]" office:value-type="float" office:value="0.235959029539712" calcext:value-type="float">
            <text:p>0.235959029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formula="of:=([.O10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formula="of:=([.T10])/26" office:value-type="float" office:value="0.0769230769230769" calcext:value-type="float">
            <text:p>0.0769230769</text:p>
          </table:table-cell>
          <table:table-cell table:formula="of:=-LOG([.U10];2)*[.U10]" office:value-type="float" office:value="0.284649209087776" calcext:value-type="float">
            <text:p>0.284649209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half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jest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may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table:formula="of:=([.J11])/35" office:value-type="float" office:value="0.0285714285714286" calcext:value-type="float">
            <text:p>0.0285714286</text:p>
          </table:table-cell>
          <table:table-cell table:formula="of:=-LOG([.K11];2)*[.K11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table:formula="of:=([.O11])/9" office:value-type="float" office:value="0.111111111111111" calcext:value-type="float">
            <text:p>0.1111111111</text:p>
          </table:table-cell>
          <table:table-cell table:formula="of:=-LOG([.P11];2)*[.P11]" office:value-type="float" office:value="0.352213889049146" calcext:value-type="float">
            <text:p>0.352213889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0" calcext:value-type="float">
            <text:p>0</text:p>
          </table:table-cell>
          <table:table-cell table:formula="of:=([.T11])/2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([.J12])/35" office:value-type="float" office:value="0.0285714285714286" calcext:value-type="float">
            <text:p>0.0285714286</text:p>
          </table:table-cell>
          <table:table-cell table:formula="of:=-LOG([.K12];2)*[.K12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([.O12])/9" office:value-type="float" office:value="0.111111111111111" calcext:value-type="float">
            <text:p>0.1111111111</text:p>
          </table:table-cell>
          <table:table-cell table:formula="of:=-LOG([.P12];2)*[.P12]" office:value-type="float" office:value="0.352213889049146" calcext:value-type="float">
            <text:p>0.352213889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formula="of:=([.T12])/2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1" calcext:value-type="float">
            <text:p>1</text:p>
          </table:table-cell>
          <table:table-cell table:formula="of:=([.J13])/35" office:value-type="float" office:value="0.0285714285714286" calcext:value-type="float">
            <text:p>0.0285714286</text:p>
          </table:table-cell>
          <table:table-cell table:formula="of:=-LOG([.K13];2)*[.K13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0" calcext:value-type="float">
            <text:p>0</text:p>
          </table:table-cell>
          <table:table-cell table:formula="of:=([.O13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st</text:p>
          </table:table-cell>
          <table:table-cell office:value-type="float" office:value="1" calcext:value-type="float">
            <text:p>1</text:p>
          </table:table-cell>
          <table:table-cell table:formula="of:=([.T13])/26" office:value-type="float" office:value="0.0384615384615385" calcext:value-type="float">
            <text:p>0.0384615385</text:p>
          </table:table-cell>
          <table:table-cell table:formula="of:=-LOG([.U13];2)*[.U13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([.J14])/35" office:value-type="float" office:value="0.0285714285714286" calcext:value-type="float">
            <text:p>0.0285714286</text:p>
          </table:table-cell>
          <table:table-cell table:formula="of:=-LOG([.K14];2)*[.K14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([.O14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([.T14])/26" office:value-type="float" office:value="0.0384615384615385" calcext:value-type="float">
            <text:p>0.0384615385</text:p>
          </table:table-cell>
          <table:table-cell table:formula="of:=-LOG([.U14];2)*[.U14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formula="of:=([.J15])/35" office:value-type="float" office:value="0.0285714285714286" calcext:value-type="float">
            <text:p>0.0285714286</text:p>
          </table:table-cell>
          <table:table-cell table:formula="of:=-LOG([.K15];2)*[.K15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table:formula="of:=([.O15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formula="of:=([.T15])/26" office:value-type="float" office:value="0.0384615384615385" calcext:value-type="float">
            <text:p>0.0384615385</text:p>
          </table:table-cell>
          <table:table-cell table:formula="of:=-LOG([.U15];2)*[.U15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J16])/35" office:value-type="float" office:value="0.0285714285714286" calcext:value-type="float">
            <text:p>0.0285714286</text:p>
          </table:table-cell>
          <table:table-cell table:formula="of:=-LOG([.K16];2)*[.K16]" office:value-type="float" office:value="0.146550943341285" calcext:value-type="float">
            <text:p>0.14655094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O16])/9" office:value-type="float" office:value="0.111111111111111" calcext:value-type="float">
            <text:p>0.1111111111</text:p>
          </table:table-cell>
          <table:table-cell table:formula="of:=-LOG([.P16];2)*[.P16]" office:value-type="float" office:value="0.352213889049146" calcext:value-type="float">
            <text:p>0.3522138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([.T16])/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2061" calcext:value-type="float">
            <text:p>2061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hen</text:p>
          </table:table-cell>
          <table:table-cell table:style-name="ce10" office:value-type="string" calcext:value-type="string">
            <text:p>humanity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formula="of:=([.J17])/35" office:value-type="float" office:value="0.0285714285714286" calcext:value-type="float">
            <text:p>0.0285714286</text:p>
          </table:table-cell>
          <table:table-cell table:formula="of:=-LOG([.K17];2)*[.K17]" office:value-type="float" office:value="0.146550943341285" calcext:value-type="float">
            <text:p>0.1465509433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  <table:table-cell table:formula="of:=([.O17])/9" office:value-type="float" office:value="0" calcext:value-type="float">
            <text:p>0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formula="of:=([.T17])/26" office:value-type="float" office:value="0.0384615384615385" calcext:value-type="float">
            <text:p>0.0384615385</text:p>
          </table:table-cell>
          <table:table-cell table:formula="of:=-LOG([.U17];2)*[.U17]" office:value-type="float" office:value="0.180786143005427" calcext:value-type="float">
            <text:p>0.18078614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humanity</text:p>
          </table:table-cell>
          <table:table-cell table:style-name="ce10" office:value-type="string" calcext:value-type="string">
            <text:p>first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([.J18])/35" office:value-type="float" office:value="0.0285714285714286" calcext:value-type="float">
            <text:p>0.0285714286</text:p>
          </table:table-cell>
          <table:table-cell table:formula="of:=-LOG([.K18];2)*[.K18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table:formula="of:=([.O18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([.T18])/26" office:value-type="float" office:value="0.0384615384615385" calcext:value-type="float">
            <text:p>0.0384615385</text:p>
          </table:table-cell>
          <table:table-cell table:formula="of:=-LOG([.U18];2)*[.U18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([.J19])/35" office:value-type="float" office:value="0.0857142857142857" calcext:value-type="float">
            <text:p>0.0857142857</text:p>
          </table:table-cell>
          <table:table-cell table:formula="of:=-LOG([.K19];2)*[.K19]" office:value-type="float" office:value="0.303798901390612" calcext:value-type="float">
            <text:p>0.303798901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([.O19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([.T19])/26" office:value-type="float" office:value="0.115384615384615" calcext:value-type="float">
            <text:p>0.1153846154</text:p>
          </table:table-cell>
          <table:table-cell table:formula="of:=-LOG([.U19];2)*[.U19]" office:value-type="float" office:value="0.359478140471531" calcext:value-type="float">
            <text:p>0.359478140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/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table:formula="of:=([.J20])/35" office:value-type="float" office:value="0.0285714285714286" calcext:value-type="float">
            <text:p>0.0285714286</text:p>
          </table:table-cell>
          <table:table-cell table:formula="of:=-LOG([.K20];2)*[.K20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when</text:p>
          </table:table-cell>
          <table:table-cell office:value-type="float" office:value="0" calcext:value-type="float">
            <text:p>0</text:p>
          </table:table-cell>
          <table:table-cell table:formula="of:=([.O20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table:formula="of:=([.T20])/26" office:value-type="float" office:value="0.0384615384615385" calcext:value-type="float">
            <text:p>0.0384615385</text:p>
          </table:table-cell>
          <table:table-cell table:formula="of:=-LOG([.U20];2)*[.U20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table:formula="of:=([.J21])/35" office:value-type="float" office:value="0.0285714285714286" calcext:value-type="float">
            <text:p>0.0285714286</text:p>
          </table:table-cell>
          <table:table-cell table:formula="of:=-LOG([.K21];2)*[.K21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table:formula="of:=([.O21])/9" office:value-type="float" office:value="0.111111111111111" calcext:value-type="float">
            <text:p>0.1111111111</text:p>
          </table:table-cell>
          <table:table-cell table:formula="of:=-LOG([.P21];2)*[.P21]" office:value-type="float" office:value="0.352213889049146" calcext:value-type="float">
            <text:p>0.352213889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0" calcext:value-type="float">
            <text:p>0</text:p>
          </table:table-cell>
          <table:table-cell table:formula="of:=([.T21])/2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1" calcext:value-type="float">
            <text:p>1</text:p>
          </table:table-cell>
          <table:table-cell table:formula="of:=([.J22])/35" office:value-type="float" office:value="0.0285714285714286" calcext:value-type="float">
            <text:p>0.0285714286</text:p>
          </table:table-cell>
          <table:table-cell table:formula="of:=-LOG([.K22];2)*[.K22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0" calcext:value-type="float">
            <text:p>0</text:p>
          </table:table-cell>
          <table:table-cell table:formula="of:=([.O22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d</text:p>
          </table:table-cell>
          <table:table-cell office:value-type="float" office:value="1" calcext:value-type="float">
            <text:p>1</text:p>
          </table:table-cell>
          <table:table-cell table:formula="of:=([.T22])/26" office:value-type="float" office:value="0.0384615384615385" calcext:value-type="float">
            <text:p>0.0384615385</text:p>
          </table:table-cell>
          <table:table-cell table:formula="of:=-LOG([.U22];2)*[.U22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table:formula="of:=([.J23])/35" office:value-type="float" office:value="0.0285714285714286" calcext:value-type="float">
            <text:p>0.0285714286</text:p>
          </table:table-cell>
          <table:table-cell table:formula="of:=-LOG([.K23];2)*[.K23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into</text:p>
          </table:table-cell>
          <table:table-cell office:value-type="float" office:value="0" calcext:value-type="float">
            <text:p>0</text:p>
          </table:table-cell>
          <table:table-cell table:formula="of:=([.O23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table:formula="of:=([.T23])/26" office:value-type="float" office:value="0.0384615384615385" calcext:value-type="float">
            <text:p>0.0384615385</text:p>
          </table:table-cell>
          <table:table-cell table:formula="of:=-LOG([.U23];2)*[.U23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table:formula="of:=([.J24])/35" office:value-type="float" office:value="0.0285714285714286" calcext:value-type="float">
            <text:p>0.0285714286</text:p>
          </table:table-cell>
          <table:table-cell table:formula="of:=-LOG([.K24];2)*[.K24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0" calcext:value-type="float">
            <text:p>0</text:p>
          </table:table-cell>
          <table:table-cell table:formula="of:=([.O24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table:formula="of:=([.T24])/26" office:value-type="float" office:value="0.0384615384615385" calcext:value-type="float">
            <text:p>0.0384615385</text:p>
          </table:table-cell>
          <table:table-cell table:formula="of:=-LOG([.U24];2)*[.U24]" office:value-type="float" office:value="0.180786143005427" calcext:value-type="float">
            <text:p>0.18078614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to</text:p>
          </table:table-cell>
          <table:table-cell table:style-name="ce1" office:value-type="string" calcext:value-type="string">
            <text:p>the 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question</text:p>
          </table:table-cell>
          <table:table-cell table:style-name="ce10" office:value-type="string" calcext:value-type="string">
            <text:p>came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table:formula="of:=([.J25])/35" office:value-type="float" office:value="0.0285714285714286" calcext:value-type="float">
            <text:p>0.0285714286</text:p>
          </table:table-cell>
          <table:table-cell table:formula="of:=-LOG([.K25];2)*[.K25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table:formula="of:=([.O25])/9" office:value-type="float" office:value="0.111111111111111" calcext:value-type="float">
            <text:p>0.1111111111</text:p>
          </table:table-cell>
          <table:table-cell table:formula="of:=-LOG([.P25];2)*[.P25]" office:value-type="float" office:value="0.352213889049146" calcext:value-type="float">
            <text:p>0.352213889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0" calcext:value-type="float">
            <text:p>0</text:p>
          </table:table-cell>
          <table:table-cell table:formula="of:=([.T25])/2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table:formula="of:=([.J26])/35" office:value-type="float" office:value="0.0285714285714286" calcext:value-type="float">
            <text:p>0.0285714286</text:p>
          </table:table-cell>
          <table:table-cell table:formula="of:=-LOG([.K26];2)*[.K26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0" calcext:value-type="float">
            <text:p>0</text:p>
          </table:table-cell>
          <table:table-cell table:formula="of:=([.O26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table:formula="of:=([.T26])/26" office:value-type="float" office:value="0.0384615384615385" calcext:value-type="float">
            <text:p>0.0384615385</text:p>
          </table:table-cell>
          <table:table-cell table:formula="of:=-LOG([.U26];2)*[.U26]" office:value-type="float" office:value="0.180786143005427" calcext:value-type="float">
            <text:p>0.18078614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came</text:p>
          </table:table-cell>
          <table:table-cell table:style-name="ce1" office:value-type="string" calcext:value-type="string">
            <text:p>about</text:p>
          </table:table-cell>
          <table:table-cell table:style-name="ce10" office:value-type="string" calcext:value-type="string">
            <text:p>as</text:p>
          </table:table-cell>
          <table:table-cell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formula="of:=([.J27])/35" office:value-type="float" office:value="0.0285714285714286" calcext:value-type="float">
            <text:p>0.0285714286</text:p>
          </table:table-cell>
          <table:table-cell table:formula="of:=-LOG([.K27];2)*[.K27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result</text:p>
          </table:table-cell>
          <table:table-cell office:value-type="float" office:value="0" calcext:value-type="float">
            <text:p>0</text:p>
          </table:table-cell>
          <table:table-cell table:formula="of:=([.O27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formula="of:=([.T27])/26" office:value-type="float" office:value="0.0384615384615385" calcext:value-type="float">
            <text:p>0.0384615385</text:p>
          </table:table-cell>
          <table:table-cell table:formula="of:=-LOG([.U27];2)*[.U27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formula="of:=([.J28])/35" office:value-type="float" office:value="0.0285714285714286" calcext:value-type="float">
            <text:p>0.0285714286</text:p>
          </table:table-cell>
          <table:table-cell table:formula="of:=-LOG([.K28];2)*[.K28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0" calcext:value-type="float">
            <text:p>0</text:p>
          </table:table-cell>
          <table:table-cell table:formula="of:=([.O28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formula="of:=([.T28])/26" office:value-type="float" office:value="0.0384615384615385" calcext:value-type="float">
            <text:p>0.0384615385</text:p>
          </table:table-cell>
          <table:table-cell table:formula="of:=-LOG([.U28];2)*[.U28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formula="of:=([.J29])/35" office:value-type="float" office:value="0.0285714285714286" calcext:value-type="float">
            <text:p>0.0285714286</text:p>
          </table:table-cell>
          <table:table-cell table:formula="of:=-LOG([.K29];2)*[.K29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formula="of:=([.O29])/9" office:value-type="float" office:value="0.111111111111111" calcext:value-type="float">
            <text:p>0.1111111111</text:p>
          </table:table-cell>
          <table:table-cell table:formula="of:=-LOG([.P29];2)*[.P29]" office:value-type="float" office:value="0.352213889049146" calcext:value-type="float">
            <text:p>0.352213889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0" calcext:value-type="float">
            <text:p>0</text:p>
          </table:table-cell>
          <table:table-cell table:formula="of:=([.T29])/2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formula="of:=([.J30])/35" office:value-type="float" office:value="0.0285714285714286" calcext:value-type="float">
            <text:p>0.0285714286</text:p>
          </table:table-cell>
          <table:table-cell table:formula="of:=-LOG([.K30];2)*[.K30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0" calcext:value-type="float">
            <text:p>0</text:p>
          </table:table-cell>
          <table:table-cell table:formula="of:=([.O30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formula="of:=([.T30])/26" office:value-type="float" office:value="0.0384615384615385" calcext:value-type="float">
            <text:p>0.0384615385</text:p>
          </table:table-cell>
          <table:table-cell table:formula="of:=-LOG([.U30];2)*[.U30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table:formula="of:=([.J31])/35" office:value-type="float" office:value="0.0285714285714286" calcext:value-type="float">
            <text:p>0.0285714286</text:p>
          </table:table-cell>
          <table:table-cell table:formula="of:=-LOG([.K31];2)*[.K31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bet</text:p>
          </table:table-cell>
          <table:table-cell office:value-type="float" office:value="0" calcext:value-type="float">
            <text:p>0</text:p>
          </table:table-cell>
          <table:table-cell table:formula="of:=([.O31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table:formula="of:=([.T31])/26" office:value-type="float" office:value="0.0384615384615385" calcext:value-type="float">
            <text:p>0.0384615385</text:p>
          </table:table-cell>
          <table:table-cell table:formula="of:=-LOG([.U31];2)*[.U31]" office:value-type="float" office:value="0.180786143005427" calcext:value-type="float">
            <text:p>0.18078614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a</text:p>
          </table:table-cell>
          <table:table-cell table:style-name="ce10" office:value-type="string" calcext:value-type="string">
            <text:p>five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formula="of:=([.J32])/35" office:value-type="float" office:value="0.0285714285714286" calcext:value-type="float">
            <text:p>0.0285714286</text:p>
          </table:table-cell>
          <table:table-cell table:formula="of:=-LOG([.K32];2)*[.K32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formula="of:=([.O32])/9" office:value-type="float" office:value="0.111111111111111" calcext:value-type="float">
            <text:p>0.1111111111</text:p>
          </table:table-cell>
          <table:table-cell table:formula="of:=-LOG([.P32];2)*[.P32]" office:value-type="float" office:value="0.352213889049146" calcext:value-type="float">
            <text:p>0.352213889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0" calcext:value-type="float">
            <text:p>0</text:p>
          </table:table-cell>
          <table:table-cell table:formula="of:=([.T32])/2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1" calcext:value-type="float">
            <text:p>1</text:p>
          </table:table-cell>
          <table:table-cell table:formula="of:=([.J33])/35" office:value-type="float" office:value="0.0285714285714286" calcext:value-type="float">
            <text:p>0.0285714286</text:p>
          </table:table-cell>
          <table:table-cell table:formula="of:=-LOG([.K33];2)*[.K33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0" calcext:value-type="float">
            <text:p>0</text:p>
          </table:table-cell>
          <table:table-cell table:formula="of:=([.O33])/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ighballs</text:p>
          </table:table-cell>
          <table:table-cell office:value-type="float" office:value="1" calcext:value-type="float">
            <text:p>1</text:p>
          </table:table-cell>
          <table:table-cell table:formula="of:=([.T33])/26" office:value-type="float" office:value="0.0384615384615385" calcext:value-type="float">
            <text:p>0.0384615385</text:p>
          </table:table-cell>
          <table:table-cell table:formula="of:=-LOG([.U33];2)*[.U33]" office:value-type="float" office:value="0.180786143005427" calcext:value-type="float">
            <text:p>0.180786143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formula="of:=([.J34])/35" office:value-type="float" office:value="0.0285714285714286" calcext:value-type="float">
            <text:p>0.0285714286</text:p>
          </table:table-cell>
          <table:table-cell table:formula="of:=-LOG([.K34];2)*[.K34]" office:value-type="float" office:value="0.146550943341285" calcext:value-type="float">
            <text:p>0.1465509433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formula="of:=([.O34])/9" office:value-type="float" office:value="0.111111111111111" calcext:value-type="float">
            <text:p>0.1111111111</text:p>
          </table:table-cell>
          <table:table-cell table:formula="of:=-LOG([.P34];2)*[.P34]" office:value-type="float" office:value="0.352213889049146" calcext:value-type="float">
            <text:p>0.352213889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0" calcext:value-type="float">
            <text:p>0</text:p>
          </table:table-cell>
          <table:table-cell table:formula="of:=([.T34])/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five</text:p>
          </table:table-cell>
          <table:table-cell table:style-name="ce1" office:value-type="string" calcext:value-type="string">
            <text:p>dollar</text:p>
          </table:table-cell>
          <table:table-cell table:style-name="ce1" office:value-type="string" calcext:value-type="string">
            <text:p>bet</text:p>
          </table:table-cell>
          <table:table-cell table:style-name="ce10" office:value-type="string" calcext:value-type="string">
            <text:p>over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table:formula="of:=SUM([.J3:.J34])" office:value-type="float" office:value="35" calcext:value-type="float">
            <text:p>35</text:p>
          </table:table-cell>
          <table:table-cell table:style-name="ce1" table:formula="of:=SUM([.K3:.K34])" office:value-type="float" office:value="1" calcext:value-type="float">
            <text:p>1</text:p>
          </table:table-cell>
          <table:table-cell table:style-name="ce1" table:formula="of:=SUM([.L3:.L34])" office:value-type="float" office:value="4.74328944539277" calcext:value-type="float">
            <text:p>4.743289445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table:formula="of:=SUM([.O3:.O34])" office:value-type="float" office:value="9" calcext:value-type="float">
            <text:p>9</text:p>
          </table:table-cell>
          <table:table-cell table:style-name="ce1" table:formula="of:=SUM([.P3:.P34])" office:value-type="float" office:value="1" calcext:value-type="float">
            <text:p>1</text:p>
          </table:table-cell>
          <table:table-cell table:formula="of:=SUM([.Q9:.Q34])" office:value-type="float" office:value="3.16992500144231" calcext:value-type="float">
            <text:p>3.169925001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table:formula="of:=SUM([.T3:.T34])" office:value-type="float" office:value="26" calcext:value-type="float">
            <text:p>26</text:p>
          </table:table-cell>
          <table:table-cell table:style-name="ce1" table:formula="of:=SUM([.U3:.U34])" office:value-type="float" office:value="1" calcext:value-type="float">
            <text:p>1</text:p>
          </table:table-cell>
          <table:table-cell table:formula="of:=SUM([.V3:.V34])" office:value-type="float" office:value="4.25775606412852" calcext:value-type="float">
            <text:p>4.2577560641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highballs</text:p>
          </table:table-cell>
          <table:table-cell table:number-columns-repeated="3"/>
          <table:table-cell table:style-name="ce13" table:number-columns-repeated="2"/>
          <table:table-cell table:number-columns-repeated="10"/>
        </table:table-row>
        <table:table-row table:style-name="ro1" table:number-rows-repeated="5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 office:value-type="string" calcext:value-type="string">
            <text:p>Equation (7)</text:p>
          </table:table-cell>
          <table:table-cell table:style-name="Default" table:number-columns-repeated="6"/>
          <table:table-cell table:number-columns-repeated="15"/>
        </table:table-row>
        <table:table-row table:style-name="ro1">
          <table:table-cell table:style-name="Default" office:value-type="string" calcext:value-type="string">
            <text:p>Pr {Xi ∈ S}</text:p>
          </table:table-cell>
          <table:table-cell table:style-name="Default" office:value-type="string" calcext:value-type="string">
            <text:p>9/35</text:p>
          </table:table-cell>
          <table:table-cell table:style-name="Default" table:formula="of:=9/35" office:value-type="float" office:value="0.257142857142857" calcext:value-type="float">
            <text:p>0.2571428571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Sigma(Pr{wj | c, Xi ∈ S }* log2(Pr{wj | c, Xi ∈ S ))</text:p>
          </table:table-cell>
          <table:table-cell table:style-name="Default"/>
          <table:table-cell table:style-name="Default" table:formula="of:=SUM([.Q35])" office:value-type="float" office:value="3.16992500144231" calcext:value-type="float">
            <text:p>3.1699250014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Pr{Xi ∉ S}</text:p>
          </table:table-cell>
          <table:table-cell table:style-name="Default" office:value-type="string" calcext:value-type="string">
            <text:p>26/35</text:p>
          </table:table-cell>
          <table:table-cell table:style-name="Default" table:formula="of:=26/35" office:value-type="float" office:value="0.742857142857143" calcext:value-type="float">
            <text:p>0.7428571429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Sigma(Pr{wj | c, Xi ∉ S }* log2(Pr{wj | c, Xi ∉ S ))</text:p>
          </table:table-cell>
          <table:table-cell table:style-name="Default"/>
          <table:table-cell table:style-name="Default" table:formula="of:=SUM([.V35])" office:value-type="float" office:value="4.25775606412852" calcext:value-type="float">
            <text:p>4.2577560641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Conditional Entropy Hc</text:p>
          </table:table-cell>
          <table:table-cell table:style-name="Default"/>
          <table:table-cell table:style-name="Default" table:formula="of:=[.C43]*[.C44]+[.C45]*[.C46]" office:value-type="float" office:value="3.97802807658064" calcext:value-type="float">
            <text:p>3.9780280766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5" office:value-type="string" calcext:value-type="string">
            <text:p>Reduction</text:p>
          </table:table-cell>
          <table:table-cell table:style-name="ce6"/>
          <table:table-cell table:style-name="ce6" table:formula="of:=[.L35]-[.C47]" office:value-type="float" office:value="0.76526136881213" calcext:value-type="float">
            <text:p>0.7652613688</text:p>
          </table:table-cell>
          <table:table-cell table:style-name="ce6"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6"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4" office:value-type="string" calcext:value-type="string">
            <text:p>Predictor Variable</text:p>
          </table:table-cell>
          <table:table-cell table:style-name="ce8" office:value-type="string" calcext:value-type="string">
            <text:p>Set</text:p>
          </table:table-cell>
          <table:table-cell table:style-name="ce9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8" office:value-type="string" calcext:value-type="string">
            <text:p>the, for, in, at, a</text:p>
          </table:table-cell>
          <table:table-cell table:style-name="Default"/>
          <table:table-cell table:style-name="ce9"/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table:number-columns-repeated="2"/>
          <table:table-cell table:style-name="ce9"/>
          <table:table-cell table:style-name="Default" table:number-columns-repeated="4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17:05:15.987022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1:45:00.161865770</meta:creation-date>
    <dc:date>2015-07-11T17:15:26.881287028</dc:date>
    <meta:editing-duration>PT5H15M21S</meta:editing-duration>
    <meta:editing-cycles>13</meta:editing-cycles>
    <meta:generator>LibreOffice/4.2.7.2$Linux_X86_64 LibreOffice_project/420m0$Build-2</meta:generator>
    <dc:creator>upman </dc:creator>
    <meta:document-statistic meta:table-count="2" meta:cell-count="1220" meta:object-count="0"/>
  </office:meta>
</office:document-meta>
</file>